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style>
    <style:style style:name="P4"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P5" style:family="paragraph" style:parent-style-name="Standard" style:master-page-name="Standard">
      <style:paragraph-properties style:page-number="auto"/>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list-style-name="WW8Num2">
      <style:text-properties fo:font-size="11pt" style:font-size-asian="11pt" style:font-size-complex="11pt"/>
    </style:style>
    <style:style style:name="P8" style:family="paragraph" style:parent-style-name="Standard" style:list-style-name="WW8Num2"/>
    <style:style style:name="T1" style:family="text">
      <style:text-properties fo:font-size="11pt" style:font-size-asian="11pt" style:font-size-complex="11pt"/>
    </style:style>
    <style:style style:name="T2" style:family="text">
      <style:text-properties fo:font-size="11pt" officeooo:rsid="00178035" style:font-size-asian="11pt" style:font-size-complex="11pt"/>
    </style:style>
    <style:style style:name="T3" style:family="text">
      <style:text-properties fo:font-size="11pt" officeooo:rsid="001a2c07"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tyle="italic" style:font-style-asian="italic"/>
    </style:style>
    <style:style style:name="T6" style:family="text">
      <style:text-properties officeooo:rsid="00178035"/>
    </style:style>
    <style:style style:name="T7" style:family="text">
      <style:text-properties officeooo:rsid="001a2c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eve Atkins, Ph.D.</text:p>
      <text:p text:style-name="P1">910 Francesca Court</text:p>
      <text:p text:style-name="P1">Punta Gorda, Fl 33950</text:p>
      <text:p text:style-name="P1">(336)710-9122</text:p>
      <text:p text:style-name="P1"/>
      <text:p text:style-name="P1"><text:span text:style-name="T6">November </text:span>1<text:span text:style-name="T6">8</text:span>, 201<text:span text:style-name="T6">3</text:span></text:p>
      <text:p text:style-name="P1"/>
      <text:p text:style-name="P1"><text:span text:style-name="T6">Western Governors University</text:span> <text:span text:style-name="T6">Mathematics Faculty (Full-time) Search Committee</text:span>:</text:p>
      <text:p text:style-name="P1"/>
      <text:p text:style-name="P3"><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3">university</text:span><text:span text:style-name="T2"> faculty member </text:span><text:span text:style-name="T1">at </text:span><text:span text:style-name="T3">WGU</text:span><text:span text:style-name="T1">. </text:span><text:span text:style-name="T2">T</text:span><text:span text:style-name="T1">hroughout my tenure </text:span><text:span text:style-name="T2">as</text:span><text:span text:style-name="T1"> college administratio</text:span><text:span text:style-name="T2">n and faculty</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 </text:span><text:span text:style-name="T3">Please note that I have taught mathematics in at a number of universities and community colleges, and I am quite knowledgeable of distance learning pedagogy, technologies, and best practices.</text:span></text:p>
      <text:p text:style-name="P4">I am attaching my curriculum vitae to this letter, along with artifacts that support my capabilities and competence as <text:s/>college <text:span text:style-name="T7">faculty </text:span>and the names and contact information of individuals who will serve as my references. <text:span text:style-name="T7">Moreover, my transcripts depict that I have a bachelors, masters degrees in mathematics and mathematics education, respectively, and an earned doctorate in curriculum and instruction with significant coursework in mathematics education. </text:span>I am also listing below certain of my accomplishments and interests that fit most closely with my perception of what <text:span text:style-name="T7">Western Governors University</text:span> is seeking in <text:span text:style-name="T7">its faculty:</text:span></text:p>
      <text:list xml:id="list4979830867250551282" text:style-name="WW8Num2">
        <text:list-item>
          <text:p text:style-name="P7">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8"><text:span text:style-name="T1">During my tenure at Surry CC, I developed a reputation for innovation. In particular, I led the development of a novel program to support the local wine industry that resulted in Surry Community College becoming the only post 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4">New York Times</text:span><text:span text:style-name="T1">, the </text:span><text:span text:style-name="T4">London Financial Times</text:span><text:span text:style-name="T1">, and on </text:span><text:span text:style-name="T4">National Public Radio</text:span><text:span text:style-name="T1">. <text:s text:c="2"/></text:span></text:p>
        </text:list-item>
        <text:list-item>
          <text:p text:style-name="P7">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8"><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text:span><text:soft-page-break/><text:span text:style-name="T1">featured by Kay McClenney in the </text:span>February ‘06 edition of the <text:span text:style-name="T5">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5">Community College of Survey of Student Engagement</text:span> (<text:span text:style-name="T5">CCSSE</text:span>) data to promote student learning throughout the accreditation review process. .</text:p>
        </text:list-item>
        <text:list-item>
          <text:p text:style-name="P8"><text:span text:style-name="T1">In 2003, at Dr. Terry O’Banion’s request, I co-authored an article published in the League for Innovation in the Community College’s </text:span><text:span text:style-name="T4">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7">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7">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p>
        </text:list-item>
        <text:list-item>
          <text:p text:style-name="P7">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7">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7"><text:soft-page-break/>From 2008 to present, I have facilitated the successful implementation of nine new baccalaureate degree programs at ESC, served as the institution’s liaison for SACS, and provided leadership and expertise in the development of the College’s Quality Enhancement Plan.</text:p>
        </text:list-item>
      </text:list>
      <text:p text:style-name="P2"/>
      <text:p text:style-name="P2"/>
      <text:p text:style-name="P1">Perhaps my greatest strength is working closely with college faculty and administration in the implementation of assessment processes for courses, programs and degrees. M<text:span text:style-name="T7">y</text:span> resume will depict that I have an abundance of experience mentoring, training and supporting faculty and academic leadership in the creation of learning outcomes, and strategies and tools used to assess these outcomes. Moreover, I have developed professional development models and Academic Support Centers at two colleges that focus on professional development <text:span text:style-name="T7">of college faculty and student academic support</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text:span text:style-name="T7">WGU</text:span> <text:s/><text:span text:style-name="T6">as college faculty</text:span>. The most salient reason that I am interested is the opportunity to <text:span text:style-name="T6">return to full-time teaching in a distance mediated environment</text:span>. For years, I have been charged with transforming a college<text:span text:style-name="T7">s</text:span>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text:span text:style-name="T7">students</text:span>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7-16T16:20:00</meta:creation-date>
    <dc:date>2013-11-19T09:35:25.562000000</dc:date>
    <meta:print-date>2011-04-20T10:25:00</meta:print-date>
    <meta:editing-cycles>2</meta:editing-cycles>
    <meta:editing-duration>P15824DT17H31M44S</meta:editing-duration>
    <meta:generator>LibreOffice/4.1.1.2$Windows_x86 LibreOffice_project/7e4286b58adc75a14f6d83f53a03b6c11fa2903</meta:generator>
    <meta:document-statistic meta:table-count="0" meta:image-count="0" meta:object-count="0" meta:page-count="3" meta:paragraph-count="24" meta:word-count="1648" meta:character-count="10889" meta:non-whitespace-character-count="9262"/>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